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08080" draw:auto-grow-height="false" fo:min-height="0.749cm" fo:min-width="0.499cm" fo:wrap-option="no-wrap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cm" fo:min-width="0cm"/>
    </style:style>
    <style:style style:name="P1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2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cm" svg:height="2.5cm" svg:x="18.5cm" svg:y="24.5cm">
          <text:p text:style-name="P1"><text:span text:style-name="T1">Resource Monitor</text:span>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6cm" svg:height="2.5cm" svg:x="18.5cm" svg:y="30.5cm">
          <text:p text:style-name="P1"><text:span text:style-name="T1">Contex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2.5cm" svg:x="18.5cm" svg:y="33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2.5cm" svg:x="22.5cm" svg:y="33cm"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2.5cm" svg:x="26.5cm" svg:y="33cm">
          <text:p text:style-name="P1"><text:span text:style-name="T1">Di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2.5cm" svg:x="30.5cm" svg:y="33cm">
          <text:p text:style-name="P1"><text:span text:style-name="T1">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cm" svg:height="2.5cm" svg:x="24cm" svg:y="22cm">
          <text:p text:style-name="P1"><text:span text:style-name="T1">Lat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2.5cm" svg:x="18.5cm" svg:y="22cm">
          <text:p text:style-name="P1"><text:span text:style-name="T1">ReqInter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2.5cm" svg:x="29cm" svg:y="22cm">
          <text:p text:style-name="P1">Reliabil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layer="layout" svg:width="18cm" svg:height="15.5cm" svg:x="17.5cm" svg:y="2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730.95100257881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1" draw:layer="layout" svg:width="16cm" svg:height="2.5cm" svg:x="18.5cm" svg:y="27.5cm">
          <text:p text:style-name="P1"><text:span text:style-name="T1">SLA Che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6cm" svg:height="2.5cm" svg:x="39cm" svg:y="24.5cm">
          <text:p text:style-name="P1"><text:span text:style-name="T1">Resource Monitor</text:span>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6cm" svg:height="2.5cm" svg:x="39cm" svg:y="30.5cm">
          <text:p text:style-name="P1"><text:span text:style-name="T1">Contex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2.5cm" svg:x="39cm" svg:y="33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2.5cm" svg:x="43cm" svg:y="33cm"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2.5cm" svg:x="47cm" svg:y="33cm">
          <text:p text:style-name="P1"><text:span text:style-name="T1">Di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2.5cm" svg:x="51cm" svg:y="33cm">
          <text:p text:style-name="P1"><text:span text:style-name="T1">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cm" svg:height="2.5cm" svg:x="44.5cm" svg:y="22cm">
          <text:p text:style-name="P1"><text:span text:style-name="T1">Lat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2.5cm" svg:x="39cm" svg:y="22cm">
          <text:p text:style-name="P1"><text:span text:style-name="T1">ReqInter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2.5cm" svg:x="49.5cm" svg:y="22cm">
          <text:p text:style-name="P1">Reliabil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layer="layout" svg:width="18cm" svg:height="15.5cm" svg:x="38cm" svg:y="2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730.95100257881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text-style-name="P1" draw:layer="layout" svg:width="16cm" svg:height="2.5cm" svg:x="59.169cm" svg:y="24.5cm">
          <text:p text:style-name="P1"><text:span text:style-name="T1">Resource Monitor</text:span>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6cm" svg:height="2.5cm" svg:x="59.169cm" svg:y="30.5cm">
          <text:p text:style-name="P1"><text:span text:style-name="T1">Contex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2.5cm" svg:x="59.169cm" svg:y="33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2.5cm" svg:x="63.169cm" svg:y="33cm"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2.5cm" svg:x="67.169cm" svg:y="33cm">
          <text:p text:style-name="P1"><text:span text:style-name="T1">Di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cm" svg:height="2.5cm" svg:x="71.169cm" svg:y="33cm">
          <text:p text:style-name="P1"><text:span text:style-name="T1">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cm" svg:height="2.5cm" svg:x="64.669cm" svg:y="22cm">
          <text:p text:style-name="P1"><text:span text:style-name="T1">Lat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2.5cm" svg:x="59.169cm" svg:y="22cm">
          <text:p text:style-name="P1"><text:span text:style-name="T1">ReqInter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2.5cm" svg:x="69.669cm" svg:y="22cm">
          <text:p text:style-name="P1">Reliabil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layer="layout" svg:width="18cm" svg:height="15.5cm" svg:x="58.169cm" svg:y="2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730.95100257881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2" draw:layer="layout" svg:width="3.461cm" svg:height="3.5cm" svg:x="24.539cm" svg:y="37.5cm">
          <draw:text-box>
            <text:p text:style-name="P2"><text:span text:style-name="T1">Nodo 1</text:span></text:p>
          </draw:text-box>
        </draw:frame>
        <draw:frame draw:style-name="gr5" draw:text-style-name="P2" draw:layer="layout" svg:width="3.457cm" svg:height="3.5cm" svg:x="45.043cm" svg:y="37.5cm">
          <draw:text-box>
            <text:p text:style-name="P2"><text:span text:style-name="T1">Nodo 2</text:span></text:p>
          </draw:text-box>
        </draw:frame>
        <draw:frame draw:style-name="gr5" draw:text-style-name="P2" draw:layer="layout" svg:width="3.461cm" svg:height="3.5cm" svg:x="66cm" svg:y="37.5cm">
          <draw:text-box>
            <text:p text:style-name="P2"><text:span text:style-name="T1">Nodo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venger</meta:initial-creator>
    <meta:creation-date>2008-08-10T18:54:16</meta:creation-date>
    <dc:creator>avenger</dc:creator>
    <dc:date>2008-08-10T19:50:24</dc:date>
    <meta:editing-cycles>5</meta:editing-cycles>
    <meta:editing-duration>PT56M9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